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1351" officeooo:paragraph-rsid="001f1351"/>
    </style:style>
    <style:style style:name="P2" style:family="paragraph" style:parent-style-name="Standard">
      <style:text-properties fo:language="ru" fo:country="RU" fo:font-weight="bold" officeooo:rsid="00201bb7" officeooo:paragraph-rsid="00201bb7" style:font-weight-asian="bold" style:font-weight-complex="bold"/>
    </style:style>
    <style:style style:name="P3" style:family="paragraph" style:parent-style-name="Standard" style:list-style-name="L1">
      <style:text-properties fo:language="ru" fo:country="RU" officeooo:rsid="001f1351" officeooo:paragraph-rsid="001f1351"/>
    </style:style>
    <style:style style:name="P4" style:family="paragraph" style:parent-style-name="Standard" style:list-style-name="L2">
      <style:text-properties fo:language="ru" fo:country="RU" fo:font-weight="bold" officeooo:rsid="00201bb7" officeooo:paragraph-rsid="00201bb7" style:font-weight-asian="bold" style:font-weight-complex="bold"/>
    </style:style>
    <style:style style:name="P5" style:family="paragraph" style:parent-style-name="Standard" style:list-style-name="L2">
      <style:text-properties fo:language="ru" fo:country="RU" fo:font-weight="bold" officeooo:rsid="0020eb73" officeooo:paragraph-rsid="0020eb73" style:font-weight-asian="bold" style:font-weight-complex="bold"/>
    </style:style>
    <style:style style:name="P6" style:family="paragraph" style:parent-style-name="Standard" style:list-style-name="L2">
      <style:text-properties fo:language="ru" fo:country="RU" fo:font-weight="bold" officeooo:rsid="00221c19" officeooo:paragraph-rsid="00221c19" style:font-weight-asian="bold" style:font-weight-complex="bold"/>
    </style:style>
    <style:style style:name="P7" style:family="paragraph" style:parent-style-name="Standard" style:list-style-name="L2">
      <style:text-properties fo:language="ru" fo:country="RU" fo:font-weight="bold" officeooo:rsid="002aca8f" officeooo:paragraph-rsid="002aca8f" style:font-weight-asian="bold" style:font-weight-complex="bold"/>
    </style:style>
    <style:style style:name="T1" style:family="text">
      <style:text-properties officeooo:rsid="0025a6a7"/>
    </style:style>
    <style:style style:name="T2" style:family="text">
      <style:text-properties officeooo:rsid="002565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бъекты подвергаемые действиям:</text:h>
      <text:list xml:id="list1543701873" text:style-name="L1">
        <text:list-item>
          <text:p text:style-name="P3">Тайлы</text:p>
        </text:list-item>
        <text:list-item>
          <text:p text:style-name="P3">Шаблоны для размещения нескольких тайлов</text:p>
        </text:list-item>
        <text:list-item>
          <text:p text:style-name="P3">Игровые объекты</text:p>
        </text:list-item>
        <text:list-item>
          <text:p text:style-name="P3">Карта</text:p>
        </text:list-item>
      </text:list>
      <text:p text:style-name="P1"/>
      <text:p text:style-name="P1"/>
      <text:p text:style-name="P2">Проблемы редактора:</text:p>
      <text:p text:style-name="P2"/>
      <text:list xml:id="list1291525030" text:style-name="L2">
        <text:list-item>
          <text:p text:style-name="P4">не загружается повторно файл</text:p>
        </text:list-item>
        <text:list-item>
          <text:p text:style-name="P4">сделать отмену</text:p>
        </text:list-item>
        <text:list-item>
          <text:p text:style-name="P5">сделать <text:span text:style-name="T1">поворот тайлов по осям</text:span></text:p>
        </text:list-item>
        <text:list-item>
          <text:p text:style-name="P6">удаление тайла<text:span text:style-name="T2"> </text:span></text:p>
        </text:list-item>
        <text:list-item>
          <text:p text:style-name="P7">Записывать версию редактора в сохраняемую карту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35:49.432000000</meta:creation-date>
    <dc:date>2019-05-08T16:41:36.735000000</dc:date>
    <meta:editing-duration>PT7H40M14S</meta:editing-duration>
    <meta:editing-cycles>11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1" meta:word-count="42" meta:character-count="258" meta:non-whitespace-character-count="235"/>
  </office:meta>
</office:document-meta>
</file>